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tyle="italic"/>
    </style:style>
    <style:style style:name="T2" style:family="text">
      <style:text-properties style:font-name-asian="Arial1"/>
    </style:style>
    <style:style style:name="T3" style:family="text">
      <style:text-properties style:font-style-asian="italic"/>
    </style:style>
    <style:style style:name="T4" style:family="text">
      <style:text-properties style:font-name-complex="Arial1"/>
    </style:style>
    <style:style style:name="T5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%#include enTeteFpvSansImage#%</text:p>
      <text:p text:style-name="P3"/>
      <text:p text:style-name="P3"/>
      <text:p text:style-name="P3">%=LETTRE_CONCERNE=%</text:p>
      <text:p text:style-name="P4"/>
      <text:p text:style-name="P1"/>
      <text:p text:style-name="P2">%=titreTiers=%</text:p>
      <text:p text:style-name="P2"/>
      <text:p text:style-name="P2">%=LETTRE_PARA1=%</text:p>
      <text:p text:style-name="P2"/>
      <text:p text:style-name="P6">%=LETTRE_PARA2=%</text:p>
      <text:p text:style-name="P2"/>
      <text:p text:style-name="P5">%=LETTRE_PARA3=%</text:p>
      <text:p text:style-name="P7"/>
      <text:p text:style-name="P8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01-17T08:53:38</dc:date>
    <meta:print-date>2008-11-18T12:45:06</meta:print-date>
    <meta:editing-cycles>274</meta:editing-cycles>
    <meta:editing-duration>PT19H4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143"/>
  </office:meta>
</office:document-meta>
</file>